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normal" officeooo:rsid="000c505e" officeooo:paragraph-rsid="000ae0a0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12pt" fo:font-weight="bold" officeooo:rsid="0012aa86" officeooo:paragraph-rsid="0012aa86" style:font-size-asian="10.5pt" style:font-weight-asian="bold" style:font-size-complex="12pt" style:font-weight-complex="bold"/>
    </style:style>
    <style:style style:name="P3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12pt" fo:font-weight="bold" officeooo:rsid="0014e5f2" officeooo:paragraph-rsid="0014e5f2" style:font-size-asian="10.5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12pt" fo:font-weight="bold" officeooo:rsid="0014e908" officeooo:paragraph-rsid="0014e908" style:font-size-asian="10.5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12pt" fo:font-weight="normal" officeooo:rsid="000c505e" officeooo:paragraph-rsid="000c505e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218d5" officeooo:paragraph-rsid="001218d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12pt" fo:font-weight="normal" officeooo:rsid="001218d5" officeooo:paragraph-rsid="001218d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12pt" fo:font-weight="normal" officeooo:rsid="0012aa86" officeooo:paragraph-rsid="0012aa8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12pt" fo:font-weight="normal" officeooo:rsid="0014e5f2" officeooo:paragraph-rsid="0014e5f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24pt" fo:font-weight="normal" officeooo:rsid="000ae0a0" officeooo:paragraph-rsid="000ae0a0" style:font-size-asian="24pt" style:font-weight-asian="normal" style:font-size-complex="24pt" style:font-weight-complex="normal"/>
    </style:style>
    <style:style style:name="P11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9pt" fo:font-weight="bold" officeooo:rsid="000c505e" officeooo:paragraph-rsid="000c505e" style:font-size-asian="9pt" style:font-weight-asian="bold" style:font-size-complex="9pt" style:font-weight-complex="bold"/>
    </style:style>
    <style:style style:name="P12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9pt" fo:font-weight="bold" officeooo:rsid="000dfee8" officeooo:paragraph-rsid="000dfee8" style:font-size-asian="9pt" style:font-weight-asian="bold" style:font-size-complex="9pt" style:font-weight-complex="bold"/>
    </style:style>
    <style:style style:name="P13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9pt" fo:font-weight="normal" officeooo:rsid="000c505e" officeooo:paragraph-rsid="000c505e" style:font-size-asian="9pt" style:font-weight-asian="normal" style:font-size-complex="9pt" style:font-weight-complex="normal"/>
    </style:style>
    <style:style style:name="P14" style:family="paragraph" style:parent-style-name="Standard">
      <style:paragraph-properties>
        <style:tab-stops>
          <style:tab-stop style:position="4.9689in"/>
        </style:tab-stops>
      </style:paragraph-properties>
      <style:text-properties fo:font-size="9pt" fo:font-weight="normal" officeooo:rsid="000dfee8" officeooo:paragraph-rsid="000dfee8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break-before="page">
        <style:tab-stops>
          <style:tab-stop style:position="4.9689in"/>
        </style:tab-stops>
      </style:paragraph-properties>
      <style:text-properties fo:font-size="12pt" fo:font-weight="normal" officeooo:rsid="0012aa86" officeooo:paragraph-rsid="0012aa8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1c7b"/>
    </style:style>
    <style:style style:name="T4" style:family="text">
      <style:text-properties officeooo:rsid="0014e9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port SAI</text:p>
      <text:p text:style-name="P1"/>
      <text:p text:style-name="P6">Class MessageSender</text:p>
      <text:p text:style-name="P1"/>
      <text:p text:style-name="P13">public class MessageSender {</text:p>
      <text:p text:style-name="P13"><text:s text:c="4"/>MessageProducer producer;</text:p>
      <text:p text:style-name="P13"><text:s text:c="4"/><text:span text:style-name="T1">//Constructor to create a Message sender using channelName for the channel</text:span></text:p>
      <text:p text:style-name="P13"><text:s text:c="4"/>public MessageSender(String channelName) throws NamingException, JMSException {</text:p>
      <text:p text:style-name="P13"><text:s text:c="8"/>…...</text:p>
      <text:p text:style-name="P13"><text:s text:c="8"/><text:span text:style-name="T1">producer = session.createProducer(destination);</text:span></text:p>
      <text:p text:style-name="P13"><text:s text:c="8"/><text:span text:style-name="T1">producer.setDeliveryMode(DeliveryMode.</text:span>PERSISTENT);</text:p>
      <text:p text:style-name="P13"><text:s text:c="8"/>…...</text:p>
      <text:p text:style-name="P13"><text:s text:c="4"/>}</text:p>
      <text:p text:style-name="P13"/>
      <text:p text:style-name="P13"><text:s text:c="4"/><text:span text:style-name="T1">//This constructor is used to set the producer destination to null (middle to client)</text:span></text:p>
      <text:p text:style-name="P13"><text:s text:c="4"/>public MessageSender() throws NamingException, JMSException {</text:p>
      <text:p text:style-name="P13"><text:s text:c="8"/>…..</text:p>
      <text:p text:style-name="P11"><text:s text:c="8"/>producer = session.createProducer(null);</text:p>
      <text:p text:style-name="P11"><text:s text:c="8"/>producer.setDeliveryMode(DeliveryMode.PERSISTENT);</text:p>
      <text:p text:style-name="P13"><text:s text:c="8"/>…..</text:p>
      <text:p text:style-name="P13"><text:s text:c="4"/>}</text:p>
      <text:p text:style-name="P13"/>
      <text:p text:style-name="P13"><text:s text:c="4"/><text:span text:style-name="T1">public Message send(Message msg)</text:span></text:p>
      <text:p text:style-name="P13"/>
      <text:p text:style-name="P11"><text:s text:c="4"/>public void send(Message msg, Destination dest)</text:p>
      <text:p text:style-name="P13">}</text:p>
      <text:p text:style-name="P13"/>
      <text:p text:style-name="P7">Class MessageReceiver</text:p>
      <text:p text:style-name="P5"/>
      <text:p text:style-name="P14">public final class MessageReceiver {</text:p>
      <text:p text:style-name="P14"/>
      <text:p text:style-name="P14"><text:s text:c="4"/>MessageConsumer consumer;</text:p>
      <text:p text:style-name="P14"/>
      <text:p text:style-name="P12"><text:s text:c="4"/>//Constructor to create a Receiver</text:p>
      <text:p text:style-name="P12"><text:s text:c="4"/>public MessageReceiver(String channelName){</text:p>
      <text:p text:style-name="P12"/>
      <text:p text:style-name="P12"><text:s text:c="8"/>// Turn off redelivery by standard</text:p>
      <text:p text:style-name="P12"><text:s text:c="8"/>StopRedelivery();</text:p>
      <text:p text:style-name="P12"><text:s text:c="4"/>}</text:p>
      <text:p text:style-name="P14"/>
      <text:p text:style-name="P14"><text:s text:c="4"/><text:span text:style-name="T1">//Set message Listener</text:span></text:p>
      <text:p text:style-name="P14"><text:s text:c="4"/>public void setListener(MessageListener ml) throws JMSException {</text:p>
      <text:p text:style-name="P14"><text:s text:c="8"/>consumer.setMessageListener(ml);</text:p>
      <text:p text:style-name="P14"><text:s text:c="4"/>}</text:p>
      <text:p text:style-name="P14"/>
      <text:p text:style-name="P14"><text:s text:c="4"/><text:span text:style-name="T1">//Get destination to set ReplyTo</text:span></text:p>
      <text:p text:style-name="P14"><text:s text:c="4"/>public Destination getDestination() {</text:p>
      <text:p text:style-name="P14"><text:s text:c="8"/>return destination;</text:p>
      <text:p text:style-name="P14"><text:s text:c="4"/>}</text:p>
      <text:p text:style-name="P14"/>
      <text:p text:style-name="P14"><text:s text:c="4"/><text:span text:style-name="T1">//This is called after the constructor to turn on redelivery for specific receivers</text:span></text:p>
      <text:p text:style-name="P14"><text:s text:c="4"/><text:span text:style-name="T1">public void SetRedelivery() throws JMSException {</text:span></text:p>
      <text:p text:style-name="P14"><text:s text:c="8"/>RedeliveryPolicy policy = ((ActiveMQConnection) connection).getRedeliveryPolicy();</text:p>
      <text:p text:style-name="P14"><text:s text:c="8"/>policy.setInitialRedeliveryDelay(10000);</text:p>
      <text:p text:style-name="P14"><text:s text:c="8"/>policy.setRedeliveryDelay(3000);</text:p>
      <text:p text:style-name="P14"><text:s text:c="8"/>policy.setMaximumRedeliveries(3);</text:p>
      <text:p text:style-name="P14"><text:s text:c="4"/>}</text:p>
      <text:p text:style-name="P14"/>
      <text:p text:style-name="P14"><text:s text:c="4"/><text:span text:style-name="T1">//This is Called in the constructor and turns of redelivery.</text:span></text:p>
      <text:p text:style-name="P14"><text:s text:c="4"/><text:span text:style-name="T1">public void StopRedelivery() throws JMSException {</text:span></text:p>
      <text:p text:style-name="P14"><text:s text:c="8"/>RedeliveryPolicy policy = ((ActiveMQConnection) connection).getRedeliveryPolicy();</text:p>
      <text:p text:style-name="P14"><text:s text:c="8"/>policy.setMaximumRedeliveries(0);</text:p>
      <text:p text:style-name="P14"><text:s text:c="4"/>}</text:p>
      <text:p text:style-name="P14"/>
      <text:p text:style-name="P14">}</text:p>
      <text:p text:style-name="P15">Class <text:span text:style-name="T3">S</text:span>erializer: </text:p>
      <text:p text:style-name="P8"/>
      <text:p text:style-name="P2">public class BookingSerializer {</text:p>
      <text:p text:style-name="P2"><text:s text:c="4"/>private Genson genson;</text:p>
      <text:p text:style-name="P2"/>
      <text:p text:style-name="P2"><text:s text:c="4"/>public BookingSerializer() {</text:p>
      <text:p text:style-name="P2"><text:s text:c="8"/>genson = new Genson();</text:p>
      <text:p text:style-name="P2"><text:s text:c="4"/>}</text:p>
      <text:p text:style-name="P2"/>
      <text:p text:style-name="P2"><text:s text:c="4"/>public String requestToString(ClientBookingRequest request) {</text:p>
      <text:p text:style-name="P2"><text:s text:c="8"/>return genson.serialize(request);</text:p>
      <text:p text:style-name="P2"><text:s text:c="4"/>}</text:p>
      <text:p text:style-name="P2"/>
      <text:p text:style-name="P2"><text:s text:c="4"/>public ClientBookingRequest requestFromString(String str) {</text:p>
      <text:p text:style-name="P2"><text:s text:c="8"/>return genson.deserialize(str, ClientBookingRequest.class);</text:p>
      <text:p text:style-name="P2"><text:s text:c="4"/>}</text:p>
      <text:p text:style-name="P2"/>
      <text:p text:style-name="P2"><text:s text:c="4"/>public String replyToString(ClientBookingReply reply) {</text:p>
      <text:p text:style-name="P2"><text:s text:c="8"/>return genson.serialize(reply);</text:p>
      <text:p text:style-name="P2"><text:s text:c="4"/>}</text:p>
      <text:p text:style-name="P2"/>
      <text:p text:style-name="P2"><text:s text:c="4"/>public ClientBookingReply replyFromSTring(String str) {</text:p>
      <text:p text:style-name="P2"><text:s text:c="8"/>return genson.deserialize(str, ClientBookingReply.class);</text:p>
      <text:p text:style-name="P2"><text:s text:c="4"/>}</text:p>
      <text:p text:style-name="P2"/>
      <text:p text:style-name="P8"/>
      <text:p text:style-name="P9">Jeval:</text:p>
      <text:p text:style-name="P9"/>
      <text:p text:style-name="P3"><text:s text:c="4"/>//<text:span text:style-name="T4">rules</text:span></text:p>
      <text:p text:style-name="P3"><text:s text:c="4"/>public static final String cheap1 = "#{transfer} &gt;= 10 &amp;&amp; #{transfer} &lt;= 50";</text:p>
      <text:p text:style-name="P3"><text:s text:c="4"/>public static final String good2 = "#{transfer} &lt;= 40";</text:p>
      <text:p text:style-name="P3"><text:s text:c="4"/>public static final String fast3 = "#{transfer} &lt;= -1";</text:p>
      <text:p text:style-name="P3"/>
      <text:p text:style-name="P3"/>
      <text:p text:style-name="P3"><text:s text:c="4"/>//<text:span text:style-name="T4">Rule Evaluation Method</text:span></text:p>
      <text:p text:style-name="P4"><text:s text:c="4"/>public boolean RuleEvaluation(String rule, AgencyRequest request) {</text:p>
      <text:p text:style-name="P4"><text:s text:c="8"/>String resultString;</text:p>
      <text:p text:style-name="P4"><text:s text:c="8"/>boolean result = false;</text:p>
      <text:p text:style-name="P4"><text:s text:c="8"/>Evaluator evaluator = new Evaluator();</text:p>
      <text:p text:style-name="P4"/>
      <text:p text:style-name="P4"><text:s text:c="8"/>evaluator.putVariable("transfer", Double.toString(request.getTransferDistance()));</text:p>
      <text:p text:style-name="P4"/>
      <text:p text:style-name="P4"><text:s text:c="8"/>try {</text:p>
      <text:p text:style-name="P4"><text:s text:c="12"/>resultString = evaluator.evaluate(rule);</text:p>
      <text:p text:style-name="P4"><text:s text:c="12"/>result = resultString.equals("1.0");</text:p>
      <text:p text:style-name="P4"><text:s text:c="8"/>} catch (EvaluationException ex) {</text:p>
      <text:p text:style-name="P4"><text:s text:c="12"/>Logger.getLogger(MiddlewareFrame.class.getName()).log(Level.SEVERE, null, ex);</text:p>
      <text:p text:style-name="P4"><text:s text:c="8"/>}</text:p>
      <text:p text:style-name="P4"><text:s text:c="8"/>return result;</text:p>
      <text:p text:style-name="P4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20:36:45.267298561</meta:creation-date>
    <dc:date>2016-06-23T21:10:36.627541600</dc:date>
    <meta:editing-duration>PT23M37S</meta:editing-duration>
    <meta:editing-cycles>9</meta:editing-cycles>
    <meta:generator>LibreOffice/5.1.3.2$Linux_X86_64 LibreOffice_project/10m0$Build-2</meta:generator>
    <meta:document-statistic meta:table-count="0" meta:image-count="0" meta:object-count="0" meta:page-count="2" meta:paragraph-count="87" meta:word-count="301" meta:character-count="3287" meta:non-whitespace-character-count="2616"/>
  </office:meta>
</office:document-meta>
</file>